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A000000D2AEB8238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Numbering_20_1"/>
    <style:style style:name="P2" style:family="paragraph" style:parent-style-name="Heading_20_3">
      <style:paragraph-properties fo:break-before="page"/>
    </style:style>
    <style:style style:name="P3" style:family="paragraph" style:parent-style-name="Heading_20_2" style:master-page-name="Standard">
      <style:paragraph-properties style:page-number="auto"/>
    </style:style>
    <style:style style:name="P4"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color="#006699" fo:font-size="8pt" fo:language="es" fo:country="ES" fo:font-weight="bold" style:font-size-asian="8pt" style:font-weight-asian="bold" style:font-size-complex="8pt"/>
    </style:style>
    <style:style style:name="T2" style:family="text">
      <style:text-properties fo:color="#006699" fo:font-size="8pt" fo:language="en" fo:country="GB" fo:font-weight="bold" style:font-size-asian="8pt" style:font-weight-asian="bold" style:font-size-complex="8pt"/>
    </style:style>
    <style:style style:name="T3" style:family="text">
      <style:text-properties fo:language="en" fo:country="GB"/>
    </style:style>
    <style:style style:name="T4" style:family="text">
      <style:text-properties fo:font-size="9pt" fo:language="es" fo:country="ES" style:font-size-asian="9pt" style:font-size-complex="9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h text:style-name="P3" text:outline-level="2">Cancel·lar comanda</text:h>
      <text:p text:style-name="Text_20_body">A continuació presentem tot el procés d'analisi seguit en el desenvolupament del cas d'ús de cancel·lar comanda.</text:p>
      <text:p text:style-name="Text_20_body">El cas d'ús de cancel·lar comanda, té com a objectiu principal la cancel·lació d'una comanda generada previament per un usuari. Per a poder cancel·lar una comanda és requisit necessari que aquesta és trobi en un estat de acceptada, ja que d'altra manera la cancel·lació de la comanda no seria ademesa. En cas de que la comanda <text:s/>pugui ser cancel·lada aquesta serà borrada totalment del sistema, així com tota relació que existis amb qualsevol altre element del sistema. El motiu que em triat per a realitzar una eliminació del sistema i no un simple canvi d'estat a siguit el fet que <text:s/>el canvi d'estat hagués implicat manetenir tota la informació dins el sistema, cosa que provocaria que si els usuaris tinguessin un alt nombre de comandes cancel·lades seria molta la informació inutil resident al sistema. És per aquest motiu que varem decidir que era millor eliminar aquesta informació del sistema, ja que de tota manera en cas que s'hagués cancel·lat una comanda no admetiem l'opció de recuperar-la, si que l'usuari tindria que crear una nova comanda.</text:p>
      <text:p text:style-name="Text_20_body">Així doncs a continuació presentem la descripció dels curs típic d'esdeveniments amb el que realitzem una acurada descripció de quin serà el desenvolupament concret del cas d'´ús, el diagrama de seqüència actor-sistema amb el que mostrem la relació entre l'usuari i el sistema, i per últim el diagrama de seqüència d'analisi en el que mostrem en una primera representació quines seran les crides entre els diferents elements del sistema.</text:p>
      <text:h text:style-name="P2" text:outline-level="3">Descripció del curs típic d'esdeveniments</text:h>
      <text:h text:style-name="Heading_20_4" text:outline-level="4">Actors</text:h>
      <text:p text:style-name="Text_20_body">Gestor de comandes</text:p>
      <text:p text:style-name="Text_20_body">Client</text:p>
      <text:h text:style-name="Heading_20_4" text:outline-level="4">Precondicions</text:h>
      <text:p text:style-name="Text_20_body">L’usuari, ja sigui el gestor de comandes o el client, està registrat al sistema.</text:p>
      <text:p text:style-name="Text_20_body">Previament a l'execució d'aquest cas d'ús l'usuari ja s'ha loguejat al sistema.</text:p>
      <text:h text:style-name="Heading_20_4" text:outline-level="4">Fluxe principal</text:h>
      <text:list text:style-name="Numbering_20_1">
        <text:list-item>
          <text:p text:style-name="P1">En cas que l'usuari es tracti d'un client tindrà que introduir el <text:s/>codi de la comanda que vol cancel·lar o en cas de que no la conegui continuar amb el cas d'ús. Saltar al pas 3.</text:p>
        </text:list-item>
        <text:list-item>
          <text:p text:style-name="P1">En cas que l'usuari es tracti d'un gestor de comandes, podra ser introduit <text:s/>el dnit del usuari del que és vol consular una comanda o bé l'indentificador d'una comanda concreta.</text:p>
        </text:list-item>
        <text:list-item>
          <text:p text:style-name="P1">El sistema mostra un llistat amb totes les comandes que compleixen les restriccions introduides per l’usuari, amb una primera informació sobre qui era el seu destinatari i el preu de la comanda.</text:p>
        </text:list-item>
        <text:list-item>
          <text:p text:style-name="P1">L’usuari sel·lecciona la comanda que vol cancel·lar.</text:p>
        </text:list-item>
        <text:list-item>
          <text:p text:style-name="P1">El sistema mostra la informació ampliada d'aquella comanda que consisteix en afegir <text:s/>a la informació anteriorment mostrasda l'adreça de desti del paquet.</text:p>
        </text:list-item>
        <text:list-item>
          <text:p text:style-name="P1">L’usuari confirma que vol cancel·lar aquella comanda</text:p>
        </text:list-item>
        <text:list-item>
          <text:p text:style-name="P1">El sistema confirma la cancel·lació i esborra l'intància que representa aquella comanda del sistema així com qualsevol relació que existis amb altres instàcies.</text:p>
        </text:list-item>
        <text:list-item>
          <text:p text:style-name="P1">El cas d’ús acaba.</text:p>
        </text:list-item>
      </text:list>
      <text:h text:style-name="Heading_20_4" text:outline-level="4">Fluxes alternatius</text:h>
      <text:h text:style-name="Heading_20_5" text:outline-level="5">No s'ha introduit totes les dades</text:h>
      <text:list text:style-name="Numbering_20_1">
        <text:list-item text:start-value="1">
          <text:p text:style-name="P1">El sistema informa a l’usuari que no s'han introduit totes les dades.</text:p>
        </text:list-item>
        <text:list-item>
          <text:p text:style-name="P1">Torna al pas 1 o 2 del fluxe pricipal segons on s'hagi produit la fallada.</text:p>
        </text:list-item>
      </text:list>
      <text:h text:style-name="Heading_20_5" text:outline-level="5">No s'ha seleccionat cap element</text:h>
      <text:list text:style-name="Numbering_20_1">
        <text:list-item text:start-value="1">
          <text:p text:style-name="P1">El sistema informa a l’usuari que no s'ha seleccionat cap element.</text:p>
        </text:list-item>
        <text:list-item>
          <text:p text:style-name="P1">Torna al pas on s'ha produït l'error.</text:p>
        </text:list-item>
      </text:list>
      <text:h text:style-name="Heading_20_5" text:outline-level="5">No es permet cancel·lar</text:h>
      <text:list text:style-name="Numbering_20_1">
        <text:list-item text:start-value="1">
          <text:p text:style-name="P1">El sistema informa a l’usuari que la comanda que vol cancel·lar no es pot cancel·lar.</text:p>
        </text:list-item>
        <text:list-item>
          <text:p text:style-name="P1">Acaba el cas d’ú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905cm" fo:margin-bottom="2.499cm" fo:margin-left="1.984cm" fo:margin-right="2.028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3.175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1"><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CANCEL•LAR COMANDA</text:title></text:span></text:p>
        <text:p text:style-name="P1"><text:span text:style-name="T5">PESBD</text:span><text:span text:style-name="T6"> <text:tab/><text:tab/></text:span><text:span text:style-name="T7">Equip :7 </text:span><text:span text:style-name="T8"><text:initial-creator>LCFIB</text:initial-creator></text:span><text:span text:style-name="T5"><text:tab/><text:tab/></text:span></text:p>
        <text:p text:style-name="P1"><text:span text:style-name="T5"><text:user-field-get text:name="Cuatrimestre">Primavera 07/08</text:user-field-get></text:span><text:span text:style-name="T5">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3T12:11:58</dc:date>
    <dc:language>es-ES</dc:language>
    <meta:editing-cycles>23</meta:editing-cycles>
    <meta:editing-duration>PT2H59M50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1" meta:object-count="0" meta:page-count="2" meta:paragraph-count="34" meta:word-count="554" meta:character-count="3379"/>
  </office:meta>
</office:document-meta>
</file>